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-color="#ff6309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gr7" style:family="graphic" style:parent-style-name="standard">
      <style:graphic-properties draw:stroke="none" svg:stroke-color="#000000" draw:fill="none" draw:fill-color="#ffffff" fo:min-height="1.655cm"/>
    </style:style>
    <style:style style:name="gr8" style:family="graphic" style:parent-style-name="standard">
      <style:graphic-properties draw:fill-color="#33cc66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cm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341cm"/>
    </style:style>
    <style:style style:name="gr1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style:font-size-asian="32pt" style:font-size-complex="32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center" fo:text-indent="0cm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family="Arial" style:font-style-name="Normal" style:font-family-generic="swiss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4" style:family="text">
      <style:text-properties fo:font-family="Arial" style:font-family-generic="roman" style:font-pitch="variable" fo:font-size="24pt" style:font-family-asian="Arial" style:font-style-name-asian="Normal" style:font-family-generic-asian="swiss" style:font-size-asian="24pt" style:font-family-complex="Arial" style:font-style-name-complex="Normal" style:font-family-generic-complex="swiss" style:font-size-complex="24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2" draw:layer="layout" svg:width="6.35cm" svg:height="2.634cm" svg:x="32.135cm" svg:y="22.691cm">
          <text:p text:style-name="P1"><text:span text:style-name="T1">RDS DATA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1" draw:layer="layout" svg:width="6.35cm" svg:height="2.641cm" svg:x="32.135cm" svg:y="18.239cm">
          <text:p text:style-name="P1"><text:span text:style-name="T1">DIFFERENTIAL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10" draw:layer="layout" svg:width="4.794cm" svg:height="3.641cm" svg:x="32.92cm" svg:y="12.86cm">
          <text:p text:style-name="P1"><text:span text:style-name="T1">BPSK</text:span></text:p>
          <text:p text:style-name="P1"><text:span text:style-name="T1">DEMO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20" draw:layer="layout" svg:width="3.089cm" svg:height="3.641cm" svg:x="27.761cm" svg:y="22.235cm">
          <text:p text:style-name="P1"><text:span text:style-name="T1">AUDIO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6" draw:layer="layout" svg:width="2.36cm" svg:height="2.36cm" svg:x="20.69cm" svg:y="6.7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id="id17" draw:layer="layout" svg:width="4.445cm" svg:height="3.14cm" svg:x="4.525cm" svg:y="2.255cm">
          <text:p text:style-name="P1"><text:span text:style-name="T1">USRP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3" draw:layer="layout" svg:width="4.794cm" svg:height="2.338cm" svg:x="32.92cm" svg:y="27.172cm">
          <text:p text:style-name="P1"><text:span text:style-name="T1">MSG</text:span></text:p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7" draw:layer="layout" svg:width="4.445cm" svg:height="3.641cm" svg:x="20.155cm" svg:y="12.87cm">
          <text:p text:style-name="P1"><text:span text:style-name="T1">FREQ</text:span></text:p>
          <text:p text:style-name="P1"><text:span text:style-name="T1">DIVIDER</text:span></text:p>
          <text:p text:style-name="P1"><text:span text:style-name="T1">(/16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778cm" svg:height="1.195cm" svg:x="13.186cm" svg:y="11.3cm">
          <draw:text-box>
            <text:p><text:span text:style-name="T1">19</text:span><text:span text:style-name="T3">±</text:span><text:span text:style-name="T4">0</text:span><text:span text:style-name="T1">.5 kHz</text:span></text:p>
          </draw:text-box>
        </draw:frame>
        <draw:frame draw:style-name="gr7" draw:text-style-name="P6" draw:layer="layout" svg:width="10.795cm" svg:height="1.905cm" svg:x="15.609cm" svg:y="1.24cm">
          <draw:text-box>
            <text:p text:style-name="P1"><text:span text:style-name="T5">RDS RECEIVER</text:span></text:p>
          </draw:text-box>
        </draw:frame>
        <draw:frame draw:style-name="gr6" draw:text-style-name="P5" draw:layer="layout" svg:width="3.372cm" svg:height="1.195cm" svg:x="25.492cm" svg:y="4.388cm">
          <draw:text-box>
            <text:p><text:span text:style-name="T1">1.5 kHz</text:span></text:p>
          </draw:text-box>
        </draw:frame>
        <draw:custom-shape draw:style-name="gr8" draw:text-style-name="P2" draw:id="id5" draw:layer="layout" svg:width="3.175cm" svg:height="4.308cm" svg:x="14.37cm" svg:y="5.722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071cm" svg:height="1.195cm" svg:x="13.97cm" svg:y="4.51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frame draw:style-name="gr6" draw:text-style-name="P5" draw:layer="layout" svg:width="1.395cm" svg:height="1.195cm" svg:x="19.75cm" svg:y="10.365cm">
          <draw:text-box>
            <text:p><text:span text:style-name="T1">x3</text:span></text:p>
          </draw:text-box>
        </draw:frame>
        <draw:frame draw:style-name="gr9" draw:text-style-name="P5" draw:layer="layout" svg:width="1.395cm" svg:height="1.195cm" svg:x="15.769cm" svg:y="17.842cm">
          <draw:text-box>
            <text:p text:style-name="P7"><text:span text:style-name="T1">x2</text:span></text:p>
          </draw:text-box>
        </draw:frame>
        <draw:frame draw:style-name="gr6" draw:text-style-name="P5" draw:layer="layout" svg:width="4.541cm" svg:height="1.195cm" svg:x="8.386cm" svg:y="23.692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8" draw:text-style-name="P2" draw:id="id2" draw:layer="layout" svg:width="3.42cm" svg:height="4.308cm" svg:x="17.5cm" svg:y="25.77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7.59cm" svg:y="24.593cm">
          <draw:text-box>
            <text:p><text:span text:style-name="T1">15 kHz</text:span></text:p>
          </draw:text-box>
        </draw:frame>
        <draw:custom-shape draw:style-name="gr8" draw:text-style-name="P2" draw:id="id15" draw:layer="layout" svg:width="3.23cm" svg:height="4.308cm" svg:x="18.21cm" svg:y="19.234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35cm" svg:height="1.195cm" svg:x="18.2cm" svg:y="18.035cm">
          <draw:text-box>
            <text:p><text:span text:style-name="T1">15 kHz</text:span></text:p>
          </draw:text-box>
        </draw:frame>
        <draw:custom-shape draw:style-name="gr8" draw:text-style-name="P2" draw:id="id8" draw:layer="layout" svg:width="3.36cm" svg:height="4.308cm" svg:x="26.305cm" svg:y="12.572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372cm" svg:height="1.195cm" svg:x="26.282cm" svg:y="11.373cm">
          <draw:text-box>
            <text:p><text:span text:style-name="T1">1.2 kHz</text:span></text:p>
          </draw:text-box>
        </draw:frame>
        <draw:custom-shape draw:style-name="gr5" draw:text-style-name="P4" draw:id="id18" draw:layer="layout" svg:width="2.36cm" svg:height="2.36cm" svg:x="23.395cm" svg:y="21.375cm">
          <text:p text:style-name="P1"><text:span text:style-name="T2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4" draw:id="id19" draw:layer="layout" svg:width="2.36cm" svg:height="2.36cm" svg:x="23.495cm" svg:y="24.755cm">
          <text:p text:style-name="P1"><text:span text:style-name="T2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5" draw:layer="layout" svg:width="0.972cm" svg:height="1.195cm" svg:x="26.18cm" svg:y="21.448cm">
          <draw:text-box>
            <text:p><text:span text:style-name="T1">L</text:span></text:p>
          </draw:text-box>
        </draw:frame>
        <draw:frame draw:style-name="gr6" draw:text-style-name="P5" draw:layer="layout" svg:width="1.112cm" svg:height="1.195cm" svg:x="26.248cm" svg:y="25.55cm">
          <draw:text-box>
            <text:p><text:span text:style-name="T1">R</text:span></text:p>
          </draw:text-box>
        </draw:frame>
        <draw:custom-shape draw:style-name="gr2" draw:text-style-name="P3" draw:id="id1" draw:layer="layout" svg:width="7.76cm" svg:height="3.175cm" svg:x="2.895cm" svg:y="12.246cm">
          <text:p text:style-name="P1"><text:span text:style-name="T1">PLL-BASED WFM</text:span></text:p>
          <text:p text:style-name="P1"><text:span text:style-name="T1">DEMOD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4" draw:layer="layout" svg:width="3.175cm" svg:height="4.308cm" svg:x="13.986cm" svg:y="12.499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3" draw:layer="layout" svg:width="3.243cm" svg:height="4.308cm" svg:x="9.017cm" svg:y="19.191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id="id14" draw:layer="layout" svg:width="2.36cm" svg:height="2.36cm" svg:x="14.36cm" svg:y="20.132cm">
          <text:p text:style-name="P1"><text:span text:style-name="T2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id="id9" draw:layer="layout" svg:width="3.55cm" svg:height="4.308cm" svg:x="25.515cm" svg:y="5.687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16" draw:layer="layout" svg:width="5.08cm" svg:height="3.175cm" svg:x="4.225cm" svg:y="7.2cm">
          <text:p text:style-name="P1"><text:span text:style-name="T1">CHANNEL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svg:x1="6.775cm" svg:y1="15.421cm" svg:x2="17.5cm" svg:y2="27.931cm" draw:start-shape="id1" draw:start-glue-point="2" draw:end-shape="id2" draw:end-glue-point="3" svg:d="m6775 15421v12510h10725">
          <text:p/>
        </draw:connector>
        <draw:connector draw:style-name="gr10" draw:text-style-name="P8" draw:layer="layout" draw:type="line" svg:x1="6.775cm" svg:y1="15.421cm" svg:x2="10.638cm" svg:y2="19.191cm" draw:start-shape="id1" draw:start-glue-point="2" draw:end-shape="id3" draw:end-glue-point="0" svg:d="m6775 15421 3863 3770">
          <text:p/>
        </draw:connector>
        <draw:connector draw:style-name="gr10" draw:text-style-name="P8" draw:layer="layout" draw:type="line" svg:x1="10.655cm" svg:y1="13.833cm" svg:x2="13.986cm" svg:y2="14.653cm" draw:start-shape="id1" draw:start-glue-point="1" draw:end-shape="id4" draw:end-glue-point="3" svg:d="m10655 13833 3331 820">
          <text:p/>
        </draw:connector>
        <draw:connector draw:style-name="gr10" draw:text-style-name="P8" draw:layer="layout" draw:type="line" svg:x1="10.655cm" svg:y1="13.833cm" svg:x2="14.37cm" svg:y2="7.876cm" draw:start-shape="id1" draw:start-glue-point="1" draw:end-shape="id5" draw:end-glue-point="3" svg:d="m10655 13833 3715-5957">
          <text:p/>
        </draw:connector>
        <draw:connector draw:style-name="gr10" draw:text-style-name="P8" draw:layer="layout" draw:type="line" svg:x1="17.161cm" svg:y1="14.653cm" svg:x2="21.035cm" svg:y2="8.715cm" draw:start-shape="id4" draw:start-glue-point="1" draw:end-shape="id6" draw:end-glue-point="7" svg:d="m17161 14653 3874-5938">
          <text:p/>
        </draw:connector>
        <draw:connector draw:style-name="gr10" draw:text-style-name="P8" draw:layer="layout" draw:type="line" svg:x1="17.161cm" svg:y1="14.653cm" svg:x2="20.155cm" svg:y2="14.69cm" draw:start-shape="id4" draw:start-glue-point="1" draw:end-shape="id7" draw:end-glue-point="3" svg:d="m17161 14653 2994 37">
          <text:p/>
        </draw:connector>
        <draw:connector draw:style-name="gr10" draw:text-style-name="P8" draw:layer="layout" draw:type="line" svg:x1="24.6cm" svg:y1="14.69cm" svg:x2="26.305cm" svg:y2="14.726cm" draw:start-shape="id7" draw:start-glue-point="1" draw:end-shape="id8" draw:end-glue-point="3" svg:d="m24600 14690 1705 36">
          <text:p/>
        </draw:connector>
        <draw:connector draw:style-name="gr10" draw:text-style-name="P8" draw:layer="layout" draw:type="line" svg:x1="17.545cm" svg:y1="7.876cm" svg:x2="20.69cm" svg:y2="7.88cm" draw:start-shape="id5" draw:start-glue-point="1" draw:end-shape="id6" draw:end-glue-point="6" svg:d="m17545 7876 3145 4">
          <text:p/>
        </draw:connector>
        <draw:connector draw:style-name="gr10" draw:text-style-name="P8" draw:layer="layout" draw:type="line" svg:x1="23.05cm" svg:y1="7.88cm" svg:x2="25.515cm" svg:y2="7.841cm" draw:start-shape="id6" draw:start-glue-point="10" draw:end-shape="id9" draw:end-glue-point="3" svg:d="m23050 7880 2465-39">
          <text:p/>
        </draw:connector>
        <draw:connector draw:style-name="gr10" draw:text-style-name="P8" draw:layer="layout" draw:type="line" svg:x1="29.665cm" svg:y1="14.726cm" svg:x2="32.92cm" svg:y2="14.68cm" draw:start-shape="id8" draw:start-glue-point="1" draw:end-shape="id10" svg:d="m29665 14726 3255-46">
          <text:p/>
        </draw:connector>
        <draw:connector draw:style-name="gr10" draw:text-style-name="P8" draw:layer="layout" draw:type="line" svg:x1="35.317cm" svg:y1="16.501cm" svg:x2="35.31cm" svg:y2="18.239cm" draw:start-shape="id10" draw:start-glue-point="2" draw:end-shape="id11" draw:end-glue-point="0" svg:d="m35317 16501-7 1738">
          <text:p/>
        </draw:connector>
        <draw:connector draw:style-name="gr10" draw:text-style-name="P8" draw:layer="layout" draw:type="line" svg:x1="35.31cm" svg:y1="20.88cm" svg:x2="35.31cm" svg:y2="22.691cm" draw:start-shape="id11" draw:start-glue-point="2" draw:end-shape="id12" draw:end-glue-point="0" svg:d="m35310 20880v1811">
          <text:p/>
        </draw:connector>
        <draw:connector draw:style-name="gr10" draw:text-style-name="P8" draw:layer="layout" draw:type="line" svg:x1="35.31cm" svg:y1="25.325cm" svg:x2="35.317cm" svg:y2="27.172cm" draw:start-shape="id12" draw:start-glue-point="2" draw:end-shape="id13" draw:end-glue-point="0" svg:d="m35310 25325 7 1847">
          <text:p/>
        </draw:connector>
        <draw:connector draw:style-name="gr10" draw:text-style-name="P8" draw:layer="layout" svg:x1="29.065cm" svg:y1="7.841cm" svg:x2="35.317cm" svg:y2="12.86cm" draw:start-shape="id9" draw:start-glue-point="1" draw:end-shape="id10" draw:end-glue-point="0" svg:d="m29065 7841h6252v5019">
          <text:p/>
        </draw:connector>
        <draw:connector draw:style-name="gr10" draw:text-style-name="P8" draw:layer="layout" draw:type="line" svg:x1="15.573cm" svg:y1="16.807cm" svg:x2="15.54cm" svg:y2="20.132cm" draw:start-shape="id4" draw:start-glue-point="2" draw:end-shape="id14" draw:end-glue-point="4" svg:d="m15573 16807-33 3325">
          <text:p/>
        </draw:connector>
        <draw:connector draw:style-name="gr10" draw:text-style-name="P8" draw:layer="layout" draw:type="line" svg:x1="16.72cm" svg:y1="21.312cm" svg:x2="18.21cm" svg:y2="21.388cm" draw:start-shape="id14" draw:start-glue-point="10" draw:end-shape="id15" draw:end-glue-point="3" svg:d="m16720 21312 1490 76">
          <text:p/>
        </draw:connector>
        <draw:connector draw:style-name="gr10" draw:text-style-name="P8" draw:layer="layout" draw:type="line" svg:x1="12.26cm" svg:y1="21.345cm" svg:x2="14.36cm" svg:y2="21.312cm" draw:start-shape="id3" draw:start-glue-point="1" draw:end-shape="id14" draw:end-glue-point="6" svg:d="m12260 21345 2100-33">
          <text:p/>
        </draw:connector>
        <draw:connector draw:style-name="gr10" draw:text-style-name="P8" draw:layer="layout" draw:type="line" svg:x1="6.765cm" svg:y1="10.375cm" svg:x2="6.775cm" svg:y2="12.246cm" draw:start-shape="id16" draw:start-glue-point="2" draw:end-shape="id1" draw:end-glue-point="0" svg:d="m6765 10375 10 1871">
          <text:p/>
        </draw:connector>
        <draw:connector draw:style-name="gr10" draw:text-style-name="P8" draw:layer="layout" draw:type="line" svg:x1="6.747cm" svg:y1="5.395cm" svg:x2="6.765cm" svg:y2="7.2cm" draw:start-shape="id17" draw:start-glue-point="2" draw:end-shape="id16" draw:end-glue-point="0" svg:d="m6747 5395 18 1805">
          <text:p/>
        </draw:connector>
        <draw:connector draw:style-name="gr10" draw:text-style-name="P8" draw:layer="layout" draw:type="line" svg:x1="21.44cm" svg:y1="21.388cm" svg:x2="23.395cm" svg:y2="22.555cm" draw:start-shape="id15" draw:start-glue-point="1" draw:end-shape="id18" draw:end-glue-point="6" svg:d="m21440 21388 1955 1167">
          <text:p/>
        </draw:connector>
        <draw:connector draw:style-name="gr10" draw:text-style-name="P8" draw:layer="layout" draw:type="line" svg:x1="20.92cm" svg:y1="27.931cm" svg:x2="23.495cm" svg:y2="25.935cm" draw:start-shape="id2" draw:start-glue-point="1" draw:end-shape="id19" draw:end-glue-point="6" svg:d="m20920 27931 2575-1996">
          <text:p/>
        </draw:connector>
        <draw:connector draw:style-name="gr10" draw:text-style-name="P8" draw:layer="layout" draw:type="line" svg:x1="20.92cm" svg:y1="27.931cm" svg:x2="23.395cm" svg:y2="22.555cm" draw:start-shape="id2" draw:start-glue-point="1" draw:end-shape="id18" draw:end-glue-point="6" svg:d="m20920 27931 2475-5376">
          <text:p/>
        </draw:connector>
        <draw:connector draw:style-name="gr10" draw:text-style-name="P8" draw:layer="layout" draw:type="line" svg:x1="21.44cm" svg:y1="21.388cm" svg:x2="23.495cm" svg:y2="25.935cm" draw:start-shape="id15" draw:start-glue-point="1" draw:end-shape="id19" draw:end-glue-point="6" svg:d="m21440 21388 2055 4547">
          <text:p/>
        </draw:connector>
        <draw:connector draw:style-name="gr10" draw:text-style-name="P8" draw:layer="layout" draw:type="line" svg:x1="25.755cm" svg:y1="22.555cm" svg:x2="27.761cm" svg:y2="24.055cm" draw:start-shape="id18" draw:start-glue-point="10" draw:end-shape="id20" svg:d="m25755 22555 2006 1500">
          <text:p/>
        </draw:connector>
        <draw:connector draw:style-name="gr10" draw:text-style-name="P8" draw:layer="layout" draw:type="line" svg:x1="25.855cm" svg:y1="25.935cm" svg:x2="27.761cm" svg:y2="24.055cm" draw:start-shape="id19" draw:start-glue-point="10" draw:end-shape="id20" draw:end-glue-point="3" svg:d="m25855 25935 1906-1880">
          <text:p/>
        </draw:connector>
        <draw:frame draw:style-name="gr6" draw:text-style-name="P5" draw:layer="layout" svg:width="3.135cm" svg:height="1.195cm" draw:transform="rotate (1.55386663305026) translate (2.716cm 10.398cm)">
          <draw:text-box>
            <text:p><text:span text:style-name="T1">80 kHz</text:span></text:p>
          </draw:text-box>
        </draw:frame>
        <draw:custom-shape draw:style-name="gr1" draw:text-style-name="P2" draw:id="id34" draw:layer="layout" svg:width="5.08cm" svg:height="3.036cm" svg:x="5.445cm" svg:y="47.445cm">
          <text:p text:style-name="P1"><text:span text:style-name="T1">RDS DATA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6" draw:layer="layout" svg:width="3.048cm" svg:height="4.308cm" svg:x="22.917cm" svg:y="53.842cm">
          <text:p text:style-name="P1"><text:span text:style-name="T1">LOW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21" draw:layer="layout" svg:width="4.794cm" svg:height="3.641cm" svg:x="18.81cm" svg:y="42.434cm">
          <text:p text:style-name="P1"><text:span text:style-name="T1">PILOT</text:span></text:p>
          <text:p text:style-name="P1"><text:span text:style-name="T1">CHANNEL</text:span></text:p>
          <text:p text:style-name="P1"><text:span text:style-name="T1">(19kHz)</text:span>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.395cm" svg:height="1.195cm" svg:x="24.495cm" svg:y="41.565cm">
          <draw:text-box>
            <text:p text:style-name="P7"><text:span text:style-name="T1">x3</text:span></text:p>
          </draw:text-box>
        </draw:frame>
        <draw:frame draw:style-name="gr9" draw:text-style-name="P5" draw:layer="layout" svg:width="1.395cm" svg:height="1.195cm" svg:x="21.349cm" svg:y="46.545cm">
          <draw:text-box>
            <text:p text:style-name="P7"><text:span text:style-name="T1">x2</text:span></text:p>
          </draw:text-box>
        </draw:frame>
        <draw:custom-shape draw:style-name="gr2" draw:text-style-name="P3" draw:id="id30" draw:layer="layout" svg:width="6.35cm" svg:height="3.269cm" svg:x="32.115cm" svg:y="49.35cm">
          <text:p text:style-name="P1"><text:span text:style-name="T1">WIDEBAND</text:span></text:p>
          <text:p text:style-name="P1"><text:span text:style-name="T1">FM</text:span></text:p>
          <text:p text:style-name="P1"><text:span text:style-name="T1">MODUL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31" draw:layer="layout" svg:width="4.794cm" svg:height="2.84cm" svg:x="32.901cm" svg:y="54.264cm">
          <text:p text:style-name="P1"><text:span text:style-name="T1">USRP</text:span></text:p>
          <text:p text:style-name="P1"><text:span text:style-name="T1">SINK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135cm" svg:height="1.195cm" svg:x="22.79cm" svg:y="52.595cm">
          <draw:text-box>
            <text:p text:style-name="P7"><text:span text:style-name="T1">15 kHz</text:span></text:p>
          </draw:text-box>
        </draw:frame>
        <draw:frame draw:style-name="gr7" draw:text-style-name="P10" draw:layer="layout" svg:width="14.605cm" svg:height="1.905cm" svg:x="13.704cm" svg:y="31.935cm">
          <draw:text-box>
            <text:p text:style-name="P1"><text:span text:style-name="T6">RDS TRANSMITTER</text:span></text:p>
          </draw:text-box>
        </draw:frame>
        <draw:custom-shape draw:style-name="gr5" draw:text-style-name="P11" draw:id="id27" draw:layer="layout" svg:width="2.54cm" svg:height="2.54cm" svg:x="13.63cm" svg:y="49.685cm">
          <text:p text:style-name="P1"><text:span text:style-name="T7">-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2.54cm" svg:height="1.52cm" svg:x="16.605cm" svg:y="48.835cm">
          <draw:text-box>
            <text:p><text:span text:style-name="T8">L-R</text:span></text:p>
          </draw:text-box>
        </draw:frame>
        <draw:frame draw:style-name="gr13" draw:text-style-name="P12" draw:layer="layout" svg:width="2.596cm" svg:height="1.591cm" svg:x="18.769cm" svg:y="56.094cm">
          <draw:text-box>
            <text:p><text:span text:style-name="T8">L+R</text:span></text:p>
          </draw:text-box>
        </draw:frame>
        <draw:custom-shape draw:style-name="gr5" draw:text-style-name="P11" draw:id="id29" draw:layer="layout" svg:width="2.54cm" svg:height="2.54cm" svg:x="13.63cm" svg:y="54.765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2" draw:text-style-name="P12" draw:layer="layout" svg:width="1.27cm" svg:height="1.52cm" svg:x="11.055cm" svg:y="55.305cm">
          <draw:text-box>
            <text:p><text:span text:style-name="T8">R</text:span></text:p>
          </draw:text-box>
        </draw:frame>
        <draw:frame draw:style-name="gr12" draw:text-style-name="P12" draw:layer="layout" svg:width="1.27cm" svg:height="1.52cm" svg:x="11.19cm" svg:y="50.57cm">
          <draw:text-box>
            <text:p><text:span text:style-name="T8">L</text:span></text:p>
          </draw:text-box>
        </draw:frame>
        <draw:custom-shape draw:style-name="gr5" draw:text-style-name="P11" draw:id="id22" draw:layer="layout" svg:width="2.54cm" svg:height="2.54cm" svg:x="27.035cm" svg:y="39.19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8" draw:layer="layout" svg:width="2.54cm" svg:height="2.54cm" svg:x="19.88cm" svg:y="48.415cm">
          <text:p text:style-name="P1"><text:span text:style-name="T7">x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id="id24" draw:layer="layout" svg:width="2.54cm" svg:height="2.54cm" svg:x="32.115cm" svg:y="44.975cm">
          <text:p text:style-name="P1"><text:span text:style-name="T7">+</text:span>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2" draw:layer="layout" svg:width="4.274cm" svg:height="4.445cm" svg:x="6.225cm" svg:y="51.5cm">
          <text:p text:style-name="P1"><text:span text:style-name="T1">WAV</text:span></text:p>
          <text:p text:style-name="P1"><text:span text:style-name="T1">FILE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23" draw:layer="layout" svg:width="3.365cm" svg:height="4.308cm" svg:x="31.719cm" svg:y="38.355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id="id25" draw:layer="layout" svg:width="3.108cm" svg:height="4.308cm" svg:x="24.792cm" svg:y="47.517cm">
          <text:p text:style-name="P1"><text:span text:style-name="T1">BAND-</text:span></text:p>
          <text:p text:style-name="P1"><text:span text:style-name="T1">PASS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3" draw:layer="layout" svg:width="5.715cm" svg:height="3.006cm" svg:x="12.565cm" svg:y="35.884cm">
          <text:p text:style-name="P1"><text:span text:style-name="T1">RDS RATE</text:span></text:p>
          <text:p text:style-name="P1"><text:span text:style-name="T1">ENFORC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23.604cm" svg:y1="44.254cm" svg:x2="27.406cm" svg:y2="41.359cm" draw:start-shape="id21" draw:start-glue-point="1" draw:end-shape="id22" draw:end-glue-point="7" svg:d="m23604 44254 3802-2895">
          <text:p/>
        </draw:connector>
        <draw:connector draw:style-name="gr10" draw:text-style-name="P8" draw:layer="layout" draw:type="line" svg:x1="29.575cm" svg:y1="40.46cm" svg:x2="31.719cm" svg:y2="40.509cm" draw:start-shape="id22" draw:start-glue-point="10" draw:end-shape="id23" svg:d="m29575 40460 2144 49">
          <text:p/>
        </draw:connector>
        <draw:connector draw:style-name="gr10" draw:text-style-name="P8" draw:layer="layout" draw:type="line" svg:x1="23.604cm" svg:y1="44.254cm" svg:x2="32.486cm" svg:y2="45.346cm" draw:start-shape="id21" draw:start-glue-point="1" draw:end-shape="id24" draw:end-glue-point="5" svg:d="m23604 44254 8882 1092">
          <text:p/>
        </draw:connector>
        <draw:connector draw:style-name="gr10" draw:text-style-name="P8" draw:layer="layout" draw:type="line" svg:x1="27.9cm" svg:y1="49.671cm" svg:x2="32.115cm" svg:y2="46.245cm" draw:start-shape="id25" draw:start-glue-point="1" draw:end-shape="id24" draw:end-glue-point="6" svg:d="m27900 49671 4215-3426">
          <text:p/>
        </draw:connector>
        <draw:connector draw:style-name="gr10" draw:text-style-name="P8" draw:layer="layout" draw:type="line" svg:x1="25.965cm" svg:y1="55.996cm" svg:x2="32.486cm" svg:y2="47.144cm" draw:start-shape="id26" draw:start-glue-point="1" draw:end-shape="id24" draw:end-glue-point="7" svg:d="m25965 55996 6521-8852">
          <text:p/>
        </draw:connector>
        <draw:connector draw:style-name="gr10" draw:text-style-name="P8" draw:layer="layout" draw:type="line" svg:x1="16.17cm" svg:y1="50.955cm" svg:x2="19.88cm" svg:y2="49.685cm" draw:start-shape="id27" draw:start-glue-point="10" draw:end-shape="id28" draw:end-glue-point="6" svg:d="m16170 50955 3710-1270">
          <text:p/>
        </draw:connector>
        <draw:connector draw:style-name="gr10" draw:text-style-name="P8" draw:layer="layout" draw:type="line" svg:x1="22.42cm" svg:y1="49.685cm" svg:x2="24.792cm" svg:y2="49.671cm" draw:start-shape="id28" draw:start-glue-point="10" draw:end-shape="id25" draw:end-glue-point="3" svg:d="m22420 49685 2372-14">
          <text:p/>
        </draw:connector>
        <draw:connector draw:style-name="gr10" draw:text-style-name="P8" draw:layer="layout" draw:type="line" svg:x1="21.207cm" svg:y1="46.075cm" svg:x2="21.15cm" svg:y2="48.415cm" draw:start-shape="id21" draw:start-glue-point="2" draw:end-shape="id28" draw:end-glue-point="4" svg:d="m21207 46075-57 2340">
          <text:p/>
        </draw:connector>
        <draw:line draw:style-name="gr10" draw:text-style-name="P8" draw:layer="layout" svg:x1="10.57cm" svg:y1="52.77cm" svg:x2="13.745cm" svg:y2="50.865cm">
          <text:p/>
        </draw:line>
        <draw:line draw:style-name="gr10" draw:text-style-name="P8" draw:layer="layout" svg:x1="10.57cm" svg:y1="54.675cm" svg:x2="13.745cm" svg:y2="51.5cm">
          <text:p/>
        </draw:line>
        <draw:line draw:style-name="gr10" draw:text-style-name="P8" draw:layer="layout" svg:x1="10.57cm" svg:y1="52.77cm" svg:x2="13.745cm" svg:y2="55.31cm">
          <text:p/>
        </draw:line>
        <draw:line draw:style-name="gr10" draw:text-style-name="P8" draw:layer="layout" svg:x1="10.57cm" svg:y1="54.675cm" svg:x2="13.745cm" svg:y2="55.945cm">
          <text:p/>
        </draw:line>
        <draw:connector draw:style-name="gr10" draw:text-style-name="P8" draw:layer="layout" draw:type="line" svg:x1="16.17cm" svg:y1="56.035cm" svg:x2="22.917cm" svg:y2="55.996cm" draw:start-shape="id29" draw:start-glue-point="10" draw:end-shape="id26" draw:end-glue-point="3" svg:d="m16170 56035 6747-39">
          <text:p/>
        </draw:connector>
        <draw:connector draw:style-name="gr10" draw:text-style-name="P8" draw:layer="layout" draw:type="line" svg:x1="34.284cm" svg:y1="47.144cm" svg:x2="35.29cm" svg:y2="49.35cm" draw:start-shape="id24" draw:start-glue-point="9" draw:end-shape="id30" draw:end-glue-point="0" svg:d="m34284 47144 1006 2206">
          <text:p/>
        </draw:connector>
        <draw:connector draw:style-name="gr10" draw:text-style-name="P8" draw:layer="layout" draw:type="line" svg:x1="35.29cm" svg:y1="52.619cm" svg:x2="35.298cm" svg:y2="54.264cm" draw:start-shape="id30" draw:start-glue-point="2" draw:end-shape="id31" draw:end-glue-point="0" svg:d="m35290 52619 8 1645">
          <text:p/>
        </draw:connector>
        <draw:frame draw:style-name="gr6" draw:text-style-name="P5" draw:layer="layout" svg:width="4.071cm" svg:height="1.195cm" svg:x="31.319cm" svg:y="37.085cm">
          <draw:text-box>
            <text:p><text:span text:style-name="T1">57</text:span><text:span text:style-name="T3">±</text:span><text:span text:style-name="T4">3</text:span><text:span text:style-name="T1"> kHz</text:span></text:p>
          </draw:text-box>
        </draw:frame>
        <draw:custom-shape draw:style-name="gr2" draw:text-style-name="P3" draw:id="id35" draw:layer="layout" svg:width="6.35cm" svg:height="2.641cm" svg:x="4.81cm" svg:y="43.635cm">
          <text:p text:style-name="P1"><text:span text:style-name="T1">DIFFERENTIAL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33.401cm" svg:y1="42.663cm" svg:x2="33.385cm" svg:y2="44.975cm" draw:start-shape="id23" draw:start-glue-point="2" draw:end-shape="id24" draw:end-glue-point="4" svg:d="m33401 42663-16 2312">
          <text:p/>
        </draw:connector>
        <draw:custom-shape draw:style-name="gr2" draw:text-style-name="P3" draw:id="id32" draw:layer="layout" svg:width="3.175cm" svg:height="2.641cm" svg:x="6.415cm" svg:y="36.015cm">
          <text:p text:style-name="P1"><text:span text:style-name="T1">NRZ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9.59cm" svg:y1="37.335cm" svg:x2="12.565cm" svg:y2="37.387cm" draw:start-shape="id32" draw:start-glue-point="1" draw:end-shape="id33" draw:end-glue-point="3" svg:d="m9590 37335 2975 52">
          <text:p/>
        </draw:connector>
        <draw:frame draw:style-name="gr6" draw:text-style-name="P5" draw:layer="layout" svg:width="4.541cm" svg:height="1.195cm" svg:x="24.249cm" svg:y="46.25cm">
          <draw:text-box>
            <text:p><text:span text:style-name="T1">38</text:span><text:span text:style-name="T3">±</text:span><text:span text:style-name="T4">15</text:span><text:span text:style-name="T1"> kHz</text:span></text:p>
          </draw:text-box>
        </draw:frame>
        <draw:custom-shape draw:style-name="gr2" draw:text-style-name="P3" draw:id="id36" draw:layer="layout" svg:width="6.35cm" svg:height="2.641cm" svg:x="4.81cm" svg:y="39.724cm">
          <text:p text:style-name="P1"><text:span text:style-name="T1">MANCHESTER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draw:type="line" svg:x1="7.985cm" svg:y1="47.445cm" svg:x2="7.985cm" svg:y2="46.276cm" draw:start-shape="id34" draw:start-glue-point="0" draw:end-shape="id35" svg:d="m7985 47445v-1169">
          <text:p/>
        </draw:connector>
        <draw:connector draw:style-name="gr10" draw:text-style-name="P8" draw:layer="layout" draw:type="line" svg:x1="7.985cm" svg:y1="43.635cm" svg:x2="7.985cm" svg:y2="42.365cm" draw:start-shape="id35" draw:start-glue-point="0" draw:end-shape="id36" draw:end-glue-point="2" svg:d="m7985 43635v-1270">
          <text:p/>
        </draw:connector>
        <draw:connector draw:style-name="gr10" draw:text-style-name="P8" draw:layer="layout" draw:type="line" svg:x1="7.985cm" svg:y1="39.724cm" svg:x2="8.002cm" svg:y2="38.656cm" draw:start-shape="id36" draw:start-glue-point="0" draw:end-shape="id32" draw:end-glue-point="2" svg:d="m7985 39724 17-1068">
          <text:p/>
        </draw:connector>
        <draw:frame draw:style-name="gr6" draw:text-style-name="P5" draw:layer="layout" svg:width="3.372cm" svg:height="1.195cm" svg:x="20.45cm" svg:y="34.125cm">
          <draw:text-box>
            <text:p><text:span text:style-name="T1">1.5 kHz</text:span></text:p>
          </draw:text-box>
        </draw:frame>
        <draw:custom-shape draw:style-name="gr8" draw:text-style-name="P2" draw:id="id37" draw:layer="layout" svg:width="4.38cm" svg:height="4.308cm" svg:x="20.115cm" svg:y="35.28cm">
          <text:p text:style-name="P1"><text:span text:style-name="T1">PULSE</text:span></text:p>
          <text:p text:style-name="P1"><text:span text:style-name="T1">SHAPING</text:span></text:p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18.28cm" svg:y1="37.387cm" svg:x2="20.115cm" svg:y2="37.434cm" draw:start-shape="id33" draw:start-glue-point="1" draw:end-shape="id37" svg:d="m18280 37387 1835 47">
          <text:p/>
        </draw:connector>
        <draw:connector draw:style-name="gr10" draw:text-style-name="P8" draw:layer="layout" draw:type="line" svg:x1="24.495cm" svg:y1="37.434cm" svg:x2="27.406cm" svg:y2="39.561cm" draw:start-shape="id37" draw:start-glue-point="1" draw:end-shape="id22" draw:end-glue-point="5" svg:d="m24495 37434 2911 2127">
          <text:p/>
        </draw:connector>
        <draw:connector draw:style-name="gr10" draw:text-style-name="P8" draw:layer="layout" svg:x1="18.81cm" svg:y1="44.254cm" svg:x2="15.422cm" svg:y2="38.89cm" draw:start-shape="id21" draw:start-glue-point="3" draw:end-shape="id33" svg:d="m18810 44254h-3388v-5364">
          <text:p/>
        </draw:connector>
        <draw:line draw:style-name="gr14" draw:text-style-name="P8" draw:layer="layout" svg:x1="1cm" svg:y1="31.045cm" svg:x2="41.012cm" svg:y2="31.045cm">
          <text:p/>
        </draw:line>
        <draw:line draw:style-name="gr14" draw:text-style-name="P8" draw:layer="layout" svg:x1="1cm" svg:y1="30.845cm" svg:x2="41.012cm" svg:y2="30.8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azimout</meta:initial-creator>
    <meta:creation-date>2009-02-04T17:27:27</meta:creation-date>
    <dc:creator>Dimitrios Symeonidis</dc:creator>
    <dc:date>2010-02-18T12:15:08</dc:date>
    <meta:editing-cycles>27</meta:editing-cycles>
    <meta:editing-duration>PT03H43M31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